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9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Disclaimer: The purchase links are not really curated, you can most probably find the same items for cheaper if you browse more alternatives, you usually have everything you need in Tayda/ Ebay / Aliexpress and most importantly, your local electronic supplies store.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’m not associated in any way with any of the vendors of any of these components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Package or size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Value or model</text:p>
          </table:table-cell>
          <table:table-cell office:value-type="string" calcext:value-type="string">
            <text:p>purchase link</text:p>
          </table:table-cell>
          <table:table-cell office:value-type="string" calcext:value-type="string">
            <text:p>alt link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table:number-columns-repeated="2"/>
          <table:table-cell office:value-type="string" calcext:value-type="string">
            <text:p>I suggest getting the capacitors at your local electronic supply store so you avoid buying 100+ pieces of the same value. Alternatively the “assorted capacitor” packs online are handy.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0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2" office:value-type="string" calcext:value-type="string">
            <text:p>LED 3mm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style-name="ce2" office:value-type="string" calcext:value-type="string">
            <text:p>LED 3mm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style-name="ce2" office:value-type="string" calcext:value-type="string">
            <text:p>LED 3mm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table:style-name="ce2" office:value-type="string" calcext:value-type="string">
            <text:p>LED 3mm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style-name="ce2" office:value-type="string" calcext:value-type="string">
            <text:p>LED 3mm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style-name="ce2" office:value-type="string" calcext:value-type="string">
            <text:p>LED 3mm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table:number-columns-repeated="3" office:value-type="string" calcext:value-type="string">
            <text:p>Barrel ja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Female MIDI</text:p>
          </table:table-cell>
          <table:table-cell office:value-type="string" calcext:value-type="string">
            <text:p>MIDI_in</text:p>
          </table:table-cell>
          <table:table-cell office:value-type="string" calcext:value-type="string">
            <text:p><text:a xlink:href="https://www.ebay.com/itm/2pcs-PCB-Panel-PC-Mount-Right-Angle-MIDI-Female-DIN5-DIN-5-Pin-Connector-Socket/300632125472" xlink:type="simple">https://www.ebay.com/itm/2pcs-PCB-Panel-PC-Mount-Right-Angle-MIDI-Female-DIN5-DIN-5-Pin-Connector-Socket/300632125472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Female MIDI</text:p>
          </table:table-cell>
          <table:table-cell office:value-type="string" calcext:value-type="string">
            <text:p>MIDI_ou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The value R<text:span text:style-name="T1">LED</text:span> depends on the LED model, the color of the LED and the luminosity you want. Take in consideration the MSP430 can only output up to 6mA per pin</text:p>
          </table:table-cell>
        </table:table-row>
        <table:table-row table:style-name="ro2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 R<text:span text:style-name="T1">LED</text:span> = (3.3 – Vdrop) / I</text:p>
          </table:table-cell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R<text:span text:style-name="T1">LED</text:span></text:p>
          </table:table-cell>
          <table:table-cell table:number-columns-repeated="2"/>
          <table:table-cell office:value-type="string" calcext:value-type="string">
            <text:p><text:s/>Assuming 2V drop from a red led @ I = 5mA</text:p>
          </table:table-cell>
        </table:table-row>
        <table:table-row table:style-name="ro2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R<text:span text:style-name="T1">LED</text:span></text:p>
          </table:table-cell>
          <table:table-cell table:number-columns-repeated="2"/>
          <table:table-cell office:value-type="string" calcext:value-type="string">
            <text:p> R<text:span text:style-name="T1">LED</text:span> = (3.3 – 2) / 5mA = 260</text:p>
          </table:table-cell>
        </table:table-row>
        <table:table-row table:style-name="ro2">
          <table:table-cell table:number-columns-repeated="4"/>
          <table:table-cell table:style-name="ce5"/>
          <table:table-cell table:number-columns-repeated="2"/>
          <table:table-cell office:value-type="string" calcext:value-type="string">
            <text:p>   To choose an standard value from E24 resistors  <text:span text:style-name="T2">R</text:span><text:span text:style-name="T3">LED</text:span><text:span text:style-name="T2"> =270 ohm (or 300/330ohm)</text:span> to ensure I<text:span text:style-name="T1">LED</text:span> is between 4ma and 5ma</text:p>
          </table:table-cell>
        </table:table-row>
        <table:table-row table:style-name="ro2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R<text:span text:style-name="T1">LED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R<text:span text:style-name="T1">LED</text:span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R<text:span text:style-name="T1">LED</text:span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R<text:span text:style-name="T1">LED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1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taydaelectronics.com/potentiometer-variable-resistors/rotary-potentiometer/linear/10k-ohm-linear-taper-potentiometer-round-knurled-plastic-shaft-pcb-9mm.html" xlink:type="simple">https://www.taydaelectronics.com/potentiometer-variable-resistors/rotary-potentiometer/linear/10k-ohm-linear-taper-potentiometer-round-knurled-plastic-shaft-pcb-9mm.html</text:a></text:p>
          </table:table-cell>
          <table:table-cell office:value-type="string" calcext:value-type="string">
            <text:p><text:a xlink:href="https://www.ebay.com/itm/20PCS-RV09-Type-Vertical-Adjustable-Potentiometer-Variable-Resistor-10K/183206858753?hash=item2aa7fad001:g:gAEAAOSw0wtaxEBL" xlink:type="simple">https://www.ebay.com/itm/20PCS-RV09-Type-Vertical-Adjustable-Potentiometer-Variable-Resistor-10K/183206858753?hash=item2aa7fad001:g:gAEAAOSw0wtaxEBL</text:a></text:p>
          </table:table-cell>
          <table:table-cell office:value-type="string" calcext:value-type="string">
            <text:p>Tayda has also some nice metal-knob models. The value is not really relevant, as long as you keep it from 1k to 100k to avoid weird behaviors</text:p>
          </table:table-cell>
        </table:table-row>
        <table:table-row table:style-name="ro1">
          <table:table-cell/>
          <table:table-cell office:value-type="string" calcext:value-type="string">
            <text:p>RV2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3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4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5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6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6mm THT vertical</text:p>
          </table:table-cell>
          <table:table-cell office:value-type="string" calcext:value-type="string">
            <text:p>Push button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<text:a xlink:href="https://www.aliexpress.com/item/20PCS-4Pin-6-6-Micro-Tact-Push-Button-Switches-DIP-6x6x4-3-5-6-8-10/32963297826.html" xlink:type="simple">https://www.aliexpress.com/item/20PCS-4Pin-6-6-Micro-Tact-Push-Button-Switches-DIP-6x6x4-3-5-6-8-10/32963297826.html</text:a></text:p>
          </table:table-cell>
          <table:table-cell office:value-type="string" calcext:value-type="string">
            <text:p><text:a xlink:href="https://www.ebay.com/itm/20PCS-6-6-6mm-Tact-Tactile-Push-Button-Switch-DIP-4Pin-NEW/391462868531" xlink:type="simple">https://www.ebay.com/itm/20PCS-6-6-6mm-Tact-Tactile-Push-Button-Switch-DIP-4Pin-NEW/391462868531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6mm THT vertical</text:p>
          </table:table-cell>
          <table:table-cell office:value-type="string" calcext:value-type="string">
            <text:p>Push button</text:p>
          </table:table-cell>
          <table:table-cell office:value-type="string" calcext:value-type="string">
            <text:p>6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DIP-2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SP430G2533</text:p>
          </table:table-cell>
          <table:table-cell office:value-type="string" calcext:value-type="string">
            <text:p><text:a xlink:href="https://www.ebay.com/itm/1pcs-M430G2553-ORIGINAL-MSP430G2553IN20-MSP430G2553-MCU-IC-TI-DIP-20-NEW/172847287897?hash=item283e804e59:g:ccsAAOSwlEdZqRLt" xlink:type="simple">https://www.ebay.com/itm/1pcs-M430G2553-ORIGINAL-MSP430G2553IN20-MSP430G2553-MCU-IC-TI-DIP-20-NEW/172847287897?hash=item283e804e59:g:ccsAAOSwlEdZqRLt</text:a></text:p>
          </table:table-cell>
          <table:table-cell/>
          <table:table-cell office:value-type="string" calcext:value-type="string">
            <text:p>Any 20-pin MSP430G2 “should” work too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TO-220-3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LM1117IMP-3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DIP-14</text:p>
          </table:table-cell>
          <table:table-cell office:value-type="string" calcext:value-type="string">
            <text:p>Hex schmitt trigger</text:p>
          </table:table-cell>
          <table:table-cell office:value-type="string" calcext:value-type="string">
            <text:p>74HC14</text:p>
          </table:table-cell>
          <table:table-cell table:number-columns-repeated="3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B20:Sheet1.E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00/00/00</text:date>, <text:time style:data-style-name="N2" text:time-value="13:58:29.16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5:55:19.941000000</meta:creation-date>
    <dc:date>2019-05-07T14:09:36.353000000</dc:date>
    <meta:editing-duration>PT18M23S</meta:editing-duration>
    <meta:editing-cycles>9</meta:editing-cycles>
    <meta:generator>LibreOffice/5.4.3.2$Windows_X86_64 LibreOffice_project/92a7159f7e4af62137622921e809f8546db437e5</meta:generator>
    <meta:document-statistic meta:table-count="1" meta:cell-count="167" meta:object-count="0"/>
  </office:meta>
</office:document-meta>
</file>